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meta.xml"/>
  <manifest:file-entry manifest:media-type="text/xml" manifest:full-path="content.xml"/>
  <manifest:file-entry manifest:media-type="text/xml" manifest:full-path="styles.xml"/>
</manifest:manifest>
</file>

<file path=content.xml><?xml version="1.0" encoding="utf-8"?>
<office:document-content xmlns:office="urn:oasis:names:tc:opendocument:xmlns:office:1.0" xmlns:svg="urn:oasis:names:tc:opendocument:xmlns:svg-compatible:1.0" xmlns:fo="urn:oasis:names:tc:opendocument:xmlns:xsl-fo-compatible:1.0" xmlns:draw="urn:oasis:names:tc:opendocument:xmlns:drawing:1.0" xmlns:script="urn:oasis:names:tc:opendocument:xmlns:script:1.0" xmlns:ooo="http://openoffice.org/2004/office" xmlns:number="urn:oasis:names:tc:opendocument:xmlns:datastyle:1.0" xmlns:form="urn:oasis:names:tc:opendocument:xmlns:form:1.0" xmlns:meta="urn:oasis:names:tc:opendocument:xmlns:meta:1.0" xmlns:style="urn:oasis:names:tc:opendocument:xmlns:style:1.0" xmlns:text="urn:oasis:names:tc:opendocument:xmlns:text:1.0" xmlns:config="urn:oasis:names:tc:opendocument:xmlns:config:1.0" xmlns:table="urn:oasis:names:tc:opendocument:xmlns:table:1.0" xmlns:xlink="http://www.w3.org/1999/xlink" xmlns:dc="http://purl.org/dc/elements/1.1/" office:version="1.2">
  <office:automatic-styles>
    <style:style style:family="table" style:name="ta0">
      <style:table-properties table:display="true"/>
    </style:style>
  </office:automatic-styles>
  <office:body>
    <office:spreadsheet>
      <table:table table:style-name="ta0">
        <table:table-column/>
        <table:table-column/>
        <table:table-column/>
        <table:table-row>
          <table:table-cell office:value-type="string">
            <text:p>KEY</text:p>
          </table:table-cell>
          <table:table-cell office:value-type="string">
            <text:p>de</text:p>
          </table:table-cell>
          <table:table-cell office:value-type="string">
            <text:p>en</text:p>
          </table:table-cell>
        </table:table-row>
        <table:table-row>
          <table:table-cell office:value-type="string">
            <text:p>report.basicInfo.financialData.financialStatements.label</text:p>
          </table:table-cell>
          <table:table-cell office:value-type="string">
            <text:p>Periode Jahresabschluss</text:p>
          </table:table-cell>
          <table:table-cell office:value-type="string">
            <text:p>Financial Statements</text:p>
          </table:table-cell>
        </table:table-row>
        <table:table-row>
          <table:table-cell office:value-type="string">
            <text:p>report.basicInfo.address.postalAddress.label</text:p>
          </table:table-cell>
          <table:table-cell office:value-type="string">
            <text:p>Postadresse</text:p>
          </table:table-cell>
          <table:table-cell office:value-type="string">
            <text:p>Postal address</text:p>
          </table:table-cell>
        </table:table-row>
        <table:table-row>
          <table:table-cell office:value-type="string">
            <text:p>report.decision.classification.companyStatus.erased</text:p>
          </table:table-cell>
          <table:table-cell office:value-type="string">
            <text:p>Gelöscht</text:p>
          </table:table-cell>
          <table:table-cell office:value-type="string">
            <text:p>Erased</text:p>
          </table:table-cell>
        </table:table-row>
        <table:table-row>
          <table:table-cell office:value-type="string">
            <text:p>support.request.email.from</text:p>
          </table:table-cell>
          <table:table-cell office:value-type="string">
            <text:p>Von</text:p>
          </table:table-cell>
          <table:table-cell office:value-type="string">
            <text:p>From</text:p>
          </table:table-cell>
        </table:table-row>
        <table:table-row>
          <table:table-cell office:value-type="string">
            <text:p>report.email.order.vatcode</text:p>
          </table:table-cell>
          <table:table-cell office:value-type="string">
            <text:p>UID Nummer</text:p>
          </table:table-cell>
          <table:table-cell office:value-type="string">
            <text:p>?? report.email.order.vatcode ??</text:p>
          </table:table-cell>
        </table:table-row>
        <table:table-row>
          <table:table-cell office:value-type="string">
            <text:p>commons.mypage</text:p>
          </table:table-cell>
          <table:table-cell office:value-type="string">
            <text:p>Mein Konto</text:p>
          </table:table-cell>
          <table:table-cell office:value-type="string">
            <text:p>Mypage</text:p>
          </table:table-cell>
        </table:table-row>
        <table:table-row>
          <table:table-cell office:value-type="string">
            <text:p>commons.cart</text:p>
          </table:table-cell>
          <table:table-cell office:value-type="string">
            <text:p>Warenkorb</text:p>
          </table:table-cell>
          <table:table-cell office:value-type="string">
            <text:p>Shopping cart</text:p>
          </table:table-cell>
        </table:table-row>
        <table:table-row>
          <table:table-cell office:value-type="string">
            <text:p>report.email.companies.list</text:p>
          </table:table-cell>
          <table:table-cell office:value-type="string">
            <text:p>Name des Unternehmens</text:p>
          </table:table-cell>
          <table:table-cell office:value-type="string">
            <text:p>?? report.email.companies.list ??</text:p>
          </table:table-cell>
        </table:table-row>
        <table:table-row>
          <table:table-cell office:value-type="string">
            <text:p>report.basicInfo.financialData.registeredCapital.label</text:p>
          </table:table-cell>
          <table:table-cell office:value-type="string">
            <text:p>Nominalkapital</text:p>
          </table:table-cell>
          <table:table-cell office:value-type="string">
            <text:p>Registered capital</text:p>
          </table:table-cell>
        </table:table-row>
        <table:table-row>
          <table:table-cell office:value-type="string">
            <text:p>report.email.order.companies</text:p>
          </table:table-cell>
          <table:table-cell office:value-type="string">
            <text:p>Ihre Unternehmensabfrage</text:p>
          </table:table-cell>
          <table:table-cell office:value-type="string">
            <text:p>?? report.email.order.companies ??</text:p>
          </table:table-cell>
        </table:table-row>
        <table:table-row>
          <table:table-cell office:value-type="string">
            <text:p>report.email.order.number</text:p>
          </table:table-cell>
          <table:table-cell office:value-type="string">
            <text:p>Auftragsnummer</text:p>
          </table:table-cell>
          <table:table-cell office:value-type="string">
            <text:p>?? report.email.order.number ??</text:p>
          </table:table-cell>
        </table:table-row>
        <table:table-row>
          <table:table-cell office:value-type="string">
            <text:p>commons.sign_up</text:p>
          </table:table-cell>
          <table:table-cell office:value-type="string">
            <text:p>Anmelden</text:p>
          </table:table-cell>
          <table:table-cell office:value-type="string">
            <text:p>Sign up</text:p>
          </table:table-cell>
        </table:table-row>
        <table:table-row>
          <table:table-cell office:value-type="string">
            <text:p>report.email.order.billing.taxcode</text:p>
          </table:table-cell>
          <table:table-cell office:value-type="string">
            <text:p>FN Nummer</text:p>
          </table:table-cell>
          <table:table-cell office:value-type="string">
            <text:p>?? report.email.order.billing.taxcode ??</text:p>
          </table:table-cell>
        </table:table-row>
        <table:table-row>
          <table:table-cell office:value-type="string">
            <text:p>report.basicInfo.address.phone.label</text:p>
          </table:table-cell>
          <table:table-cell office:value-type="string">
            <text:p>Telefon</text:p>
          </table:table-cell>
          <table:table-cell office:value-type="string">
            <text:p>Phone</text:p>
          </table:table-cell>
        </table:table-row>
        <table:table-row>
          <table:table-cell office:value-type="string">
            <text:p>commons.password</text:p>
          </table:table-cell>
          <table:table-cell office:value-type="string">
            <text:p>Passwort</text:p>
          </table:table-cell>
          <table:table-cell office:value-type="string">
            <text:p>passwort</text:p>
          </table:table-cell>
        </table:table-row>
        <table:table-row>
          <table:table-cell office:value-type="string">
            <text:p>confirm.account.email.title</text:p>
          </table:table-cell>
          <table:table-cell office:value-type="string">
            <text:p>Bitte bestätigen Sie Ihre Registrierung, um Ihr Benutzerkonto zu aktivieren</text:p>
          </table:table-cell>
          <table:table-cell office:value-type="string">
            <text:p>Please confirm your account</text:p>
          </table:table-cell>
        </table:table-row>
        <table:table-row>
          <table:table-cell office:value-type="string">
            <text:p>report.basicInfo.address.name.label</text:p>
          </table:table-cell>
          <table:table-cell office:value-type="string">
            <text:p>Name</text:p>
          </table:table-cell>
          <table:table-cell office:value-type="string">
            <text:p>Name</text:p>
          </table:table-cell>
        </table:table-row>
        <table:table-row>
          <table:table-cell office:value-type="string">
            <text:p>report.basicInfo.classification.business.label</text:p>
          </table:table-cell>
          <table:table-cell office:value-type="string">
            <text:p>Branche</text:p>
          </table:table-cell>
          <table:table-cell office:value-type="string">
            <text:p>Business</text:p>
          </table:table-cell>
        </table:table-row>
        <table:table-row>
          <table:table-cell office:value-type="string">
            <text:p>report.medium.title</text:p>
          </table:table-cell>
          <table:table-cell office:value-type="string">
            <text:p>Bericht MEDIUM</text:p>
          </table:table-cell>
          <table:table-cell office:value-type="string">
            <text:p>Report MEDIUM</text:p>
          </table:table-cell>
        </table:table-row>
        <table:table-row>
          <table:table-cell office:value-type="string">
            <text:p>report.decision.classification.companyStatus.label</text:p>
          </table:table-cell>
          <table:table-cell office:value-type="string">
            <text:p>Firmenstatus</text:p>
          </table:table-cell>
          <table:table-cell office:value-type="string">
            <text:p>Company status</text:p>
          </table:table-cell>
        </table:table-row>
        <table:table-row>
          <table:table-cell office:value-type="string">
            <text:p>report.decision.classification.companyStatus.bankrupt</text:p>
          </table:table-cell>
          <table:table-cell office:value-type="string">
            <text:p>Insolvent</text:p>
          </table:table-cell>
          <table:table-cell office:value-type="string">
            <text:p>Bankrupt</text:p>
          </table:table-cell>
        </table:table-row>
        <table:table-row>
          <table:table-cell office:value-type="string">
            <text:p>report.email.order.total</text:p>
          </table:table-cell>
          <table:table-cell office:value-type="string">
            <text:p>Zwischensumme</text:p>
          </table:table-cell>
          <table:table-cell office:value-type="string">
            <text:p>?? report.email.order.total ??</text:p>
          </table:table-cell>
        </table:table-row>
        <table:table-row>
          <table:table-cell office:value-type="string">
            <text:p>report.email.order.date</text:p>
          </table:table-cell>
          <table:table-cell office:value-type="string">
            <text:p>Bestelldatum</text:p>
          </table:table-cell>
          <table:table-cell office:value-type="string">
            <text:p>?? report.email.order.date ??</text:p>
          </table:table-cell>
        </table:table-row>
        <table:table-row>
          <table:table-cell office:value-type="string">
            <text:p>report.ratingIndex.payment.legend.green.description</text:p>
          </table:table-cell>
          <table:table-cell office:value-type="string">
            <text:p>Keine Zahlungserfahrungen vorhanden</text:p>
          </table:table-cell>
          <table:table-cell office:value-type="string">
            <text:p>No Payment experiences exist</text:p>
          </table:table-cell>
        </table:table-row>
        <table:table-row>
          <table:table-cell office:value-type="string">
            <text:p>report.identification.title1</text:p>
          </table:table-cell>
          <table:table-cell office:value-type="string">
            <text:p>Ihre Unternehmensabfrage</text:p>
          </table:table-cell>
          <table:table-cell office:value-type="string">
            <text:p>Your company search</text:p>
          </table:table-cell>
        </table:table-row>
        <table:table-row>
          <table:table-cell office:value-type="string">
            <text:p>report.businessRoles.column.from</text:p>
          </table:table-cell>
          <table:table-cell office:value-type="string">
            <text:p>Seit</text:p>
          </table:table-cell>
          <table:table-cell office:value-type="string">
            <text:p>From</text:p>
          </table:table-cell>
        </table:table-row>
        <table:table-row>
          <table:table-cell office:value-type="string">
            <text:p>report.decision.classification.companyStatus.active</text:p>
          </table:table-cell>
          <table:table-cell office:value-type="string">
            <text:p>Aktiv</text:p>
          </table:table-cell>
          <table:table-cell office:value-type="string">
            <text:p>Active</text:p>
          </table:table-cell>
        </table:table-row>
        <table:table-row>
          <table:table-cell office:value-type="string">
            <text:p>report.basicInfo.financialData.employees.label</text:p>
          </table:table-cell>
          <table:table-cell office:value-type="string">
            <text:p>Mitarbeiter</text:p>
          </table:table-cell>
          <table:table-cell office:value-type="string">
            <text:p>Employees</text:p>
          </table:table-cell>
        </table:table-row>
        <table:table-row>
          <table:table-cell office:value-type="string">
            <text:p>report.email.attachments</text:p>
          </table:table-cell>
          <table:table-cell office:value-type="string">
            <text:p>Ihre(n) Bericht(e) entnehmen Sie bitte dem Anhang!</text:p>
          </table:table-cell>
          <table:table-cell office:value-type="string">
            <text:p>You will find your reports attached to this email.</text:p>
          </table:table-cell>
        </table:table-row>
        <table:table-row>
          <table:table-cell office:value-type="string">
            <text:p>report.ratingIndex.title</text:p>
          </table:table-cell>
          <table:table-cell office:value-type="string">
            <text:p>Bonitätsindikator</text:p>
          </table:table-cell>
          <table:table-cell office:value-type="string">
            <text:p>Rating index</text:p>
          </table:table-cell>
        </table:table-row>
        <table:table-row>
          <table:table-cell office:value-type="string">
            <text:p>report.email.link</text:p>
          </table:table-cell>
          <table:table-cell/>
          <table:table-cell office:value-type="string">
            <text:p>You can download your reports by going to the following link.</text:p>
          </table:table-cell>
        </table:table-row>
        <table:table-row>
          <table:table-cell office:value-type="string">
            <text:p>report.businessRoles.column.function</text:p>
          </table:table-cell>
          <table:table-cell office:value-type="string">
            <text:p>Funktion (% Anteil)</text:p>
          </table:table-cell>
          <table:table-cell office:value-type="string">
            <text:p>Function (% share)</text:p>
          </table:table-cell>
        </table:table-row>
        <table:table-row>
          <table:table-cell office:value-type="string">
            <text:p>report.decision.classification.companyStatus.inactive</text:p>
          </table:table-cell>
          <table:table-cell office:value-type="string">
            <text:p>Inaktiv</text:p>
          </table:table-cell>
          <table:table-cell office:value-type="string">
            <text:p>Inactive</text:p>
          </table:table-cell>
        </table:table-row>
        <table:table-row>
          <table:table-cell office:value-type="string">
            <text:p>report.basicInfo.classification.title2</text:p>
          </table:table-cell>
          <table:table-cell office:value-type="string">
            <text:p>Klassifikation</text:p>
          </table:table-cell>
          <table:table-cell office:value-type="string">
            <text:p>Classification</text:p>
          </table:table-cell>
        </table:table-row>
        <table:table-row>
          <table:table-cell office:value-type="string">
            <text:p>report.basicInfo.address.title2</text:p>
          </table:table-cell>
          <table:table-cell office:value-type="string">
            <text:p>Anschrift</text:p>
          </table:table-cell>
          <table:table-cell office:value-type="string">
            <text:p>Address</text:p>
          </table:table-cell>
        </table:table-row>
        <table:table-row>
          <table:table-cell office:value-type="string">
            <text:p>report.balanceIndicators.legend.companyGroup.u.label</text:p>
          </table:table-cell>
          <table:table-cell office:value-type="string">
            <text:p>Unbekannt</text:p>
          </table:table-cell>
          <table:table-cell office:value-type="string">
            <text:p>U Unknown</text:p>
          </table:table-cell>
        </table:table-row>
        <table:table-row>
          <table:table-cell office:value-type="string">
            <text:p>report.basicInfo.address.registeredOffice.label</text:p>
          </table:table-cell>
          <table:table-cell office:value-type="string">
            <text:p>Juristischer Sitz</text:p>
          </table:table-cell>
          <table:table-cell office:value-type="string">
            <text:p>Registered office</text:p>
          </table:table-cell>
        </table:table-row>
        <table:table-row>
          <table:table-cell office:value-type="string">
            <text:p>commons.support</text:p>
          </table:table-cell>
          <table:table-cell office:value-type="string">
            <text:p>Support</text:p>
          </table:table-cell>
          <table:table-cell office:value-type="string">
            <text:p>Support</text:p>
          </table:table-cell>
        </table:table-row>
        <table:table-row>
          <table:table-cell office:value-type="string">
            <text:p>reset.password.email.reset</text:p>
          </table:table-cell>
          <table:table-cell office:value-type="string">
            <text:p>Passwort ändern</text:p>
          </table:table-cell>
          <table:table-cell office:value-type="string">
            <text:p>Reset</text:p>
          </table:table-cell>
        </table:table-row>
        <table:table-row>
          <table:table-cell office:value-type="string">
            <text:p>report.email.order.billing.informations</text:p>
          </table:table-cell>
          <table:table-cell office:value-type="string">
            <text:p>Ihre Rechnungsdetails</text:p>
          </table:table-cell>
          <table:table-cell office:value-type="string">
            <text:p>?? report.email.order.billing.informations ??</text:p>
          </table:table-cell>
        </table:table-row>
        <table:table-row>
          <table:table-cell office:value-type="string">
            <text:p>report.businessRoles.column.name</text:p>
          </table:table-cell>
          <table:table-cell office:value-type="string">
            <text:p>Name</text:p>
          </table:table-cell>
          <table:table-cell office:value-type="string">
            <text:p>Name</text:p>
          </table:table-cell>
        </table:table-row>
        <table:table-row>
          <table:table-cell office:value-type="string">
            <text:p>report.basicInfo.financialData.title2</text:p>
          </table:table-cell>
          <table:table-cell office:value-type="string">
            <text:p>Finanzdaten</text:p>
          </table:table-cell>
          <table:table-cell office:value-type="string">
            <text:p>Financial data</text:p>
          </table:table-cell>
        </table:table-row>
        <table:table-row>
          <table:table-cell office:value-type="string">
            <text:p>report.ratingIndex.payment.legend.red.description</text:p>
          </table:table-cell>
          <table:table-cell office:value-type="string">
            <text:p>Konkursdaten vorhanden</text:p>
          </table:table-cell>
          <table:table-cell office:value-type="string">
            <text:p>Bankruptcy data available</text:p>
          </table:table-cell>
        </table:table-row>
        <table:table-row>
          <table:table-cell office:value-type="string">
            <text:p>report.basicInfo.address.email.label</text:p>
          </table:table-cell>
          <table:table-cell office:value-type="string">
            <text:p>Email</text:p>
          </table:table-cell>
          <table:table-cell office:value-type="string">
            <text:p>Email</text:p>
          </table:table-cell>
        </table:table-row>
        <table:table-row>
          <table:table-cell office:value-type="string">
            <text:p>icribis.emailConfirm.returnLogin</text:p>
          </table:table-cell>
          <table:table-cell office:value-type="string">
            <text:p>Return to login</text:p>
          </table:table-cell>
          <table:table-cell office:value-type="string">
            <text:p>Return to login</text:p>
          </table:table-cell>
        </table:table-row>
        <table:table-row>
          <table:table-cell office:value-type="string">
            <text:p>commons.email</text:p>
          </table:table-cell>
          <table:table-cell office:value-type="string">
            <text:p>Email-Adresse</text:p>
          </table:table-cell>
          <table:table-cell office:value-type="string">
            <text:p>Email-Adresse</text:p>
          </table:table-cell>
        </table:table-row>
        <table:table-row>
          <table:table-cell office:value-type="string">
            <text:p>report.email.body</text:p>
          </table:table-cell>
          <table:table-cell/>
          <table:table-cell office:value-type="string">
            <text:p>You have just ordered one or more reports from Icribis.</text:p>
          </table:table-cell>
        </table:table-row>
        <table:table-row>
          <table:table-cell office:value-type="string">
            <text:p>report.email.order.payment.method</text:p>
          </table:table-cell>
          <table:table-cell office:value-type="string">
            <text:p>Zahlungsart</text:p>
          </table:table-cell>
          <table:table-cell office:value-type="string">
            <text:p>?? report.email.order.payment.method ??</text:p>
          </table:table-cell>
        </table:table-row>
        <table:table-row>
          <table:table-cell office:value-type="string">
            <text:p>report.decision.classification.rating.label</text:p>
          </table:table-cell>
          <table:table-cell office:value-type="string">
            <text:p>Unternehmensgröße*</text:p>
          </table:table-cell>
          <table:table-cell office:value-type="string">
            <text:p>Rating</text:p>
          </table:table-cell>
        </table:table-row>
        <table:table-row>
          <table:table-cell office:value-type="string">
            <text:p>report.businessRoles.title1</text:p>
          </table:table-cell>
          <table:table-cell office:value-type="string">
            <text:p>Funktionsträger</text:p>
          </table:table-cell>
          <table:table-cell office:value-type="string">
            <text:p>Business roles</text:p>
          </table:table-cell>
        </table:table-row>
        <table:table-row>
          <table:table-cell office:value-type="string">
            <text:p>report.small.title</text:p>
          </table:table-cell>
          <table:table-cell office:value-type="string">
            <text:p>Bericht SMALL</text:p>
          </table:table-cell>
          <table:table-cell office:value-type="string">
            <text:p>Report SMALL</text:p>
          </table:table-cell>
        </table:table-row>
        <table:table-row>
          <table:table-cell office:value-type="string">
            <text:p>report.basicInfo.address.designation.label</text:p>
          </table:table-cell>
          <table:table-cell office:value-type="string">
            <text:p>Freie Bezeichnung</text:p>
          </table:table-cell>
          <table:table-cell office:value-type="string">
            <text:p>Designation</text:p>
          </table:table-cell>
        </table:table-row>
        <table:table-row>
          <table:table-cell office:value-type="string">
            <text:p>report.decision.classification.companyStatus.pending</text:p>
          </table:table-cell>
          <table:table-cell office:value-type="string">
            <text:p>In Liquidation</text:p>
          </table:table-cell>
          <table:table-cell office:value-type="string">
            <text:p>In Liquidation</text:p>
          </table:table-cell>
        </table:table-row>
        <table:table-row>
          <table:table-cell office:value-type="string">
            <text:p>report.basicInfo.classification.legalForm.label</text:p>
          </table:table-cell>
          <table:table-cell office:value-type="string">
            <text:p>Rechtsform</text:p>
          </table:table-cell>
          <table:table-cell office:value-type="string">
            <text:p>Legal form</text:p>
          </table:table-cell>
        </table:table-row>
        <table:table-row>
          <table:table-cell office:value-type="string">
            <text:p>report.email.order.billing.vatcode</text:p>
          </table:table-cell>
          <table:table-cell office:value-type="string">
            <text:p>UID Nummer</text:p>
          </table:table-cell>
          <table:table-cell office:value-type="string">
            <text:p>?? report.email.order.billing.vatcode ??</text:p>
          </table:table-cell>
        </table:table-row>
        <table:table-row>
          <table:table-cell office:value-type="string">
            <text:p>report.decision.classification.title2</text:p>
          </table:table-cell>
          <table:table-cell office:value-type="string">
            <text:p>Klassifizierung</text:p>
          </table:table-cell>
          <table:table-cell office:value-type="string">
            <text:p>Classification</text:p>
          </table:table-cell>
        </table:table-row>
        <table:table-row>
          <table:table-cell office:value-type="string">
            <text:p>report.balance.title1</text:p>
          </table:table-cell>
          <table:table-cell office:value-type="string">
            <text:p>Bilanz</text:p>
          </table:table-cell>
          <table:table-cell office:value-type="string">
            <text:p>Balance sheet</text:p>
          </table:table-cell>
        </table:table-row>
        <table:table-row>
          <table:table-cell office:value-type="string">
            <text:p>report.basicInfo.financialData.handedIn.label</text:p>
          </table:table-cell>
          <table:table-cell office:value-type="string">
            <text:p>Jahresabschluss eingereicht am</text:p>
          </table:table-cell>
          <table:table-cell office:value-type="string">
            <text:p>Handed in</text:p>
          </table:table-cell>
        </table:table-row>
        <table:table-row>
          <table:table-cell office:value-type="string">
            <text:p>confirm.account.email.confirm</text:p>
          </table:table-cell>
          <table:table-cell office:value-type="string">
            <text:p>Bitte bestätigen Sie Ihre Registrierung, um Ihr Benutzerkonto zu aktivieren</text:p>
          </table:table-cell>
          <table:table-cell office:value-type="string">
            <text:p>Confirm your account</text:p>
          </table:table-cell>
        </table:table-row>
        <table:table-row>
          <table:table-cell office:value-type="string">
            <text:p>reset.password.email.body</text:p>
          </table:table-cell>
          <table:table-cell office:value-type="string">
            <text:p>Wir haben eine Anfrage erhalten, das zu dieser E-Mail-Adresse gehörende Passwort zu ändern. Falls Sie diese Anfrage getätigt haben, klicken Sie bitte auf den nachstehenden Link, um Ihr Passwort zurückzusetzen. Falls die Anfrage auf Änderung des Passworts nicht von Ihnen stammt, können Sie diese E-Mail einfach ignorieren. Ihr Kundenkonto bleibt unberührt.</text:p>
          </table:table-cell>
          <table:table-cell office:value-type="string">
            <text:p>A reset password request has been made for this account; if this was not requested by you, you can ignore it. Please click the link or copy and paste it in your browser.</text:p>
          </table:table-cell>
        </table:table-row>
        <table:table-row>
          <table:table-cell office:value-type="string">
            <text:p>report.locations.title1</text:p>
          </table:table-cell>
          <table:table-cell office:value-type="string">
            <text:p>Standorte</text:p>
          </table:table-cell>
          <table:table-cell office:value-type="string">
            <text:p>Locations</text:p>
          </table:table-cell>
        </table:table-row>
        <table:table-row>
          <table:table-cell office:value-type="string">
            <text:p>report.ratingIndex.payment.legend.red</text:p>
          </table:table-cell>
          <table:table-cell office:value-type="string">
            <text:p>Rot</text:p>
          </table:table-cell>
          <table:table-cell office:value-type="string">
            <text:p>Red</text:p>
          </table:table-cell>
        </table:table-row>
        <table:table-row>
          <table:table-cell office:value-type="string">
            <text:p>report.balanceIndicators.legend.companyGroup.s.label</text:p>
          </table:table-cell>
          <table:table-cell office:value-type="string">
            <text:p>Klein</text:p>
          </table:table-cell>
          <table:table-cell office:value-type="string">
            <text:p>S Small</text:p>
          </table:table-cell>
        </table:table-row>
        <table:table-row>
          <table:table-cell office:value-type="string">
            <text:p>report.businessRoles.shareholder.title2</text:p>
          </table:table-cell>
          <table:table-cell office:value-type="string">
            <text:p>Gesellschafter</text:p>
          </table:table-cell>
          <table:table-cell office:value-type="string">
            <text:p>Shareholder</text:p>
          </table:table-cell>
        </table:table-row>
        <table:table-row>
          <table:table-cell office:value-type="string">
            <text:p>report.email.order.footer</text:p>
          </table:table-cell>
          <table:table-cell table:number-columns-repeated="2"/>
        </table:table-row>
        <table:table-row>
          <table:table-cell office:value-type="string">
            <text:p>report.basicInfo.registration.title2</text:p>
          </table:table-cell>
          <table:table-cell office:value-type="string">
            <text:p>Registrierung</text:p>
          </table:table-cell>
          <table:table-cell office:value-type="string">
            <text:p>Registration</text:p>
          </table:table-cell>
        </table:table-row>
        <table:table-row>
          <table:table-cell office:value-type="string">
            <text:p>report.balanceIndicators.title1</text:p>
          </table:table-cell>
          <table:table-cell office:value-type="string">
            <text:p>Bilanzkennzahlen</text:p>
          </table:table-cell>
          <table:table-cell office:value-type="string">
            <text:p>Balance sheet ratios</text:p>
          </table:table-cell>
        </table:table-row>
        <table:table-row>
          <table:table-cell office:value-type="string">
            <text:p>report.ratingIndex.payment.legend.yellow</text:p>
          </table:table-cell>
          <table:table-cell office:value-type="string">
            <text:p>Gelb</text:p>
          </table:table-cell>
          <table:table-cell office:value-type="string">
            <text:p>Yellow</text:p>
          </table:table-cell>
        </table:table-row>
        <table:table-row>
          <table:table-cell office:value-type="string">
            <text:p>commons.resetPassword</text:p>
          </table:table-cell>
          <table:table-cell office:value-type="string">
            <text:p>Passwort vergessen?</text:p>
          </table:table-cell>
          <table:table-cell office:value-type="string">
            <text:p>reset password</text:p>
          </table:table-cell>
        </table:table-row>
        <table:table-row>
          <table:table-cell office:value-type="string">
            <text:p>report.basicInfo.classification.status.label</text:p>
          </table:table-cell>
          <table:table-cell office:value-type="string">
            <text:p>Status</text:p>
          </table:table-cell>
          <table:table-cell office:value-type="string">
            <text:p>Status</text:p>
          </table:table-cell>
        </table:table-row>
        <table:table-row>
          <table:table-cell office:value-type="string">
            <text:p>report.basicInfo.registration.originalFounding.label</text:p>
          </table:table-cell>
          <table:table-cell office:value-type="string">
            <text:p>Ursprüngliche Gründung</text:p>
          </table:table-cell>
          <table:table-cell office:value-type="string">
            <text:p>Original founding</text:p>
          </table:table-cell>
        </table:table-row>
        <table:table-row>
          <table:table-cell office:value-type="string">
            <text:p>report.email.order.taxcode</text:p>
          </table:table-cell>
          <table:table-cell office:value-type="string">
            <text:p>FN Nummer</text:p>
          </table:table-cell>
          <table:table-cell office:value-type="string">
            <text:p>?? report.email.order.taxcode ??</text:p>
          </table:table-cell>
        </table:table-row>
        <table:table-row>
          <table:table-cell office:value-type="string">
            <text:p>report.locations.address.label</text:p>
          </table:table-cell>
          <table:table-cell office:value-type="string">
            <text:p>Adresse</text:p>
          </table:table-cell>
          <table:table-cell office:value-type="string">
            <text:p>Address</text:p>
          </table:table-cell>
        </table:table-row>
        <table:table-row>
          <table:table-cell office:value-type="string">
            <text:p>commons.reportAddedToCart</text:p>
          </table:table-cell>
          <table:table-cell office:value-type="string">
            <text:p>Der Bericht wurde in den &lt;a href="{0}"&gt;Warenkorb&lt;/a&gt; gelegt.</text:p>
          </table:table-cell>
          <table:table-cell office:value-type="string">
            <text:p>The product has been correctly added to &lt;a href="{0}"&gt;Shopping cart&lt;/a&gt;</text:p>
          </table:table-cell>
        </table:table-row>
        <table:table-row>
          <table:table-cell office:value-type="string">
            <text:p>report.email.order.details</text:p>
          </table:table-cell>
          <table:table-cell/>
          <table:table-cell office:value-type="string">
            <text:p>?? report.email.order.details ??</text:p>
          </table:table-cell>
        </table:table-row>
        <table:table-row>
          <table:table-cell office:value-type="string">
            <text:p>report.balanceIndicators.legend.companyGroup.m.label</text:p>
          </table:table-cell>
          <table:table-cell office:value-type="string">
            <text:p>Mittelgroß</text:p>
          </table:table-cell>
          <table:table-cell office:value-type="string">
            <text:p>M Medium size</text:p>
          </table:table-cell>
        </table:table-row>
        <table:table-row>
          <table:table-cell office:value-type="string">
            <text:p>icribis.emailConfirm.title</text:p>
          </table:table-cell>
          <table:table-cell office:value-type="string">
            <text:p>Email confirmation</text:p>
          </table:table-cell>
          <table:table-cell office:value-type="string">
            <text:p>Email confirmation</text:p>
          </table:table-cell>
        </table:table-row>
        <table:table-row>
          <table:table-cell office:value-type="string">
            <text:p>report.basicInfo.title1</text:p>
          </table:table-cell>
          <table:table-cell office:value-type="string">
            <text:p>Basisdaten</text:p>
          </table:table-cell>
          <table:table-cell office:value-type="string">
            <text:p>Basic Information</text:p>
          </table:table-cell>
        </table:table-row>
        <table:table-row>
          <table:table-cell office:value-type="string">
            <text:p>report.basicInfo.address.fax.label</text:p>
          </table:table-cell>
          <table:table-cell office:value-type="string">
            <text:p>FAX</text:p>
          </table:table-cell>
          <table:table-cell office:value-type="string">
            <text:p>FAX</text:p>
          </table:table-cell>
        </table:table-row>
        <table:table-row>
          <table:table-cell office:value-type="string">
            <text:p>support.request.email.message</text:p>
          </table:table-cell>
          <table:table-cell office:value-type="string">
            <text:p>Ihre Nachricht</text:p>
          </table:table-cell>
          <table:table-cell office:value-type="string">
            <text:p>Message</text:p>
          </table:table-cell>
        </table:table-row>
        <table:table-row>
          <table:table-cell office:value-type="string">
            <text:p>commons.logout</text:p>
          </table:table-cell>
          <table:table-cell office:value-type="string">
            <text:p>Ausloggen</text:p>
          </table:table-cell>
          <table:table-cell office:value-type="string">
            <text:p>Logout</text:p>
          </table:table-cell>
        </table:table-row>
        <table:table-row>
          <table:table-cell office:value-type="string">
            <text:p>report.basicInfo.financialData.turnover.label</text:p>
          </table:table-cell>
          <table:table-cell office:value-type="string">
            <text:p>Umsatz</text:p>
          </table:table-cell>
          <table:table-cell office:value-type="string">
            <text:p>Turnover</text:p>
          </table:table-cell>
        </table:table-row>
        <table:table-row>
          <table:table-cell office:value-type="string">
            <text:p>report.balanceIndicators.legend.companyGroup.title2</text:p>
          </table:table-cell>
          <table:table-cell office:value-type="string">
            <text:p>Größentabelle</text:p>
          </table:table-cell>
          <table:table-cell office:value-type="string">
            <text:p>Group of companies</text:p>
          </table:table-cell>
        </table:table-row>
        <table:table-row>
          <table:table-cell office:value-type="string">
            <text:p>commons.newsAndPromo</text:p>
          </table:table-cell>
          <table:table-cell office:value-type="string">
            <text:p>News</text:p>
          </table:table-cell>
          <table:table-cell office:value-type="string">
            <text:p>News&amp;amp;Promo</text:p>
          </table:table-cell>
        </table:table-row>
        <table:table-row>
          <table:table-cell office:value-type="string">
            <text:p>report.ratingIndex.paymentExperience.label</text:p>
          </table:table-cell>
          <table:table-cell office:value-type="string">
            <text:p>Zahlungserfahrungen</text:p>
          </table:table-cell>
          <table:table-cell office:value-type="string">
            <text:p>Payment experience</text:p>
          </table:table-cell>
        </table:table-row>
        <table:table-row>
          <table:table-cell office:value-type="string">
            <text:p>commons.offer</text:p>
          </table:table-cell>
          <table:table-cell office:value-type="string">
            <text:p>Produkte</text:p>
          </table:table-cell>
          <table:table-cell office:value-type="string">
            <text:p>Offer</text:p>
          </table:table-cell>
        </table:table-row>
        <table:table-row>
          <table:table-cell office:value-type="string">
            <text:p>icribis.emailConfirm.message</text:p>
          </table:table-cell>
          <table:table-cell office:value-type="string">
            <text:p>Sie haben sich erfolgreich registriert. Um Ihr Profil zu aktivieren, klicken Sie bitte auf folgenden Link:</text:p>
          </table:table-cell>
          <table:table-cell office:value-type="string">
            <text:p>An activation link has been sent to your email, please click it to activate your account</text:p>
          </table:table-cell>
        </table:table-row>
        <table:table-row>
          <table:table-cell office:value-type="string">
            <text:p>commons.company</text:p>
          </table:table-cell>
          <table:table-cell office:value-type="string">
            <text:p>&amp;Uuml;ber uns</text:p>
          </table:table-cell>
          <table:table-cell office:value-type="string">
            <text:p>Company</text:p>
          </table:table-cell>
        </table:table-row>
        <table:table-row>
          <table:table-cell office:value-type="string">
            <text:p>report.balanceIndicators.legend.companyGroup.xl.label</text:p>
          </table:table-cell>
          <table:table-cell office:value-type="string">
            <text:p>Sehr Groß</text:p>
          </table:table-cell>
          <table:table-cell office:value-type="string">
            <text:p>XL Very coarse</text:p>
          </table:table-cell>
        </table:table-row>
        <table:table-row>
          <table:table-cell office:value-type="string">
            <text:p>report.ratingIndex.payment.legend.green</text:p>
          </table:table-cell>
          <table:table-cell office:value-type="string">
            <text:p>Grün</text:p>
          </table:table-cell>
          <table:table-cell office:value-type="string">
            <text:p>Green</text:p>
          </table:table-cell>
        </table:table-row>
        <table:table-row>
          <table:table-cell office:value-type="string">
            <text:p>report.basicInfo.registration.companyFoundation.label</text:p>
          </table:table-cell>
          <table:table-cell office:value-type="string">
            <text:p>Gründung</text:p>
          </table:table-cell>
          <table:table-cell office:value-type="string">
            <text:p>Company foundation</text:p>
          </table:table-cell>
        </table:table-row>
        <table:table-row>
          <table:table-cell office:value-type="string">
            <text:p>report.basicInfo.address.businessAddress.label</text:p>
          </table:table-cell>
          <table:table-cell office:value-type="string">
            <text:p>Geschäftsadresse</text:p>
          </table:table-cell>
          <table:table-cell office:value-type="string">
            <text:p>Business address</text:p>
          </table:table-cell>
        </table:table-row>
        <table:table-row>
          <table:table-cell office:value-type="string">
            <text:p>report.basicInfo.registration.commercialRegisterLocation.label</text:p>
          </table:table-cell>
          <table:table-cell office:value-type="string">
            <text:p>Handelsregisterort</text:p>
          </table:table-cell>
          <table:table-cell office:value-type="string">
            <text:p>Commercial register location</text:p>
          </table:table-cell>
        </table:table-row>
        <table:table-row>
          <table:table-cell office:value-type="string">
            <text:p>commons.partnership</text:p>
          </table:table-cell>
          <table:table-cell office:value-type="string">
            <text:p>Wie werde ich Partner?</text:p>
          </table:table-cell>
          <table:table-cell office:value-type="string">
            <text:p>Partnership</text:p>
          </table:table-cell>
        </table:table-row>
        <table:table-row>
          <table:table-cell office:value-type="string">
            <text:p>report.ratingIndex.payment.legend.yellow.description</text:p>
          </table:table-cell>
          <table:table-cell office:value-type="string">
            <text:p>Zahlungserfahrungen vorhanden</text:p>
          </table:table-cell>
          <table:table-cell office:value-type="string">
            <text:p>Payment experiences exist</text:p>
          </table:table-cell>
        </table:table-row>
        <table:table-row>
          <table:table-cell office:value-type="string">
            <text:p>report.basicInfo.registration.companyRegister.label</text:p>
          </table:table-cell>
          <table:table-cell office:value-type="string">
            <text:p>Firmenbuchnummer</text:p>
          </table:table-cell>
          <table:table-cell office:value-type="string">
            <text:p>Company register</text:p>
          </table:table-cell>
        </table:table-row>
        <table:table-row>
          <table:table-cell office:value-type="string">
            <text:p>confirm.account.email.body</text:p>
          </table:table-cell>
          <table:table-cell office:value-type="string">
            <text:p>Um Ihre Registrierung abzuschließen, klicken Sie bitte auf folgenden Link</text:p>
          </table:table-cell>
          <table:table-cell office:value-type="string">
            <text:p>please complete the activation of your profile by clicking on the following link or by copying and pasting it into your browser</text:p>
          </table:table-cell>
        </table:table-row>
        <table:table-row>
          <table:table-cell office:value-type="string">
            <text:p>report.balanceIndicators.legend.companyGroup.l.label</text:p>
          </table:table-cell>
          <table:table-cell office:value-type="string">
            <text:p>Groß</text:p>
          </table:table-cell>
          <table:table-cell office:value-type="string">
            <text:p>L Coarse</text:p>
          </table:table-cell>
        </table:table-row>
        <table:table-row>
          <table:table-cell office:value-type="string">
            <text:p>report.basicInfo.address.url.label</text:p>
          </table:table-cell>
          <table:table-cell office:value-type="string">
            <text:p>URL</text:p>
          </table:table-cell>
          <table:table-cell office:value-type="string">
            <text:p>URL</text:p>
          </table:table-cell>
        </table:table-row>
        <table:table-row>
          <table:table-cell office:value-type="string">
            <text:p>support.request.email.title</text:p>
          </table:table-cell>
          <table:table-cell office:value-type="string">
            <text:p>Ihre Kontaktanfrage</text:p>
          </table:table-cell>
          <table:table-cell office:value-type="string">
            <text:p>Support request</text:p>
          </table:table-cell>
        </table:table-row>
        <table:table-row>
          <table:table-cell office:value-type="string">
            <text:p>report.email.link.message</text:p>
          </table:table-cell>
          <table:table-cell/>
          <table:table-cell office:value-type="string">
            <text:p>Download link</text:p>
          </table:table-cell>
        </table:table-row>
        <table:table-row>
          <table:table-cell office:value-type="string">
            <text:p>commons.login</text:p>
          </table:table-cell>
          <table:table-cell office:value-type="string">
            <text:p>Login</text:p>
          </table:table-cell>
          <table:table-cell office:value-type="string">
            <text:p>Login</text:p>
          </table:table-cell>
        </table:table-row>
        <table:table-row>
          <table:table-cell office:value-type="string">
            <text:p>report.businessRoles.management.title2</text:p>
          </table:table-cell>
          <table:table-cell office:value-type="string">
            <text:p>Management</text:p>
          </table:table-cell>
          <table:table-cell office:value-type="string">
            <text:p>Management</text:p>
          </table:table-cell>
        </table:table-row>
      </table:table>
    </office:spreadsheet>
  </office:body>
</office:document-content>
</file>

<file path=styles.xml><?xml version="1.0" encoding="utf-8"?>
<office:document-styles xmlns:office="urn:oasis:names:tc:opendocument:xmlns:office:1.0" xmlns:svg="urn:oasis:names:tc:opendocument:xmlns:svg-compatible:1.0" xmlns:fo="urn:oasis:names:tc:opendocument:xmlns:xsl-fo-compatible:1.0" xmlns:draw="urn:oasis:names:tc:opendocument:xmlns:drawing:1.0" xmlns:script="urn:oasis:names:tc:opendocument:xmlns:script:1.0" xmlns:ooo="http://openoffice.org/2004/office" xmlns:number="urn:oasis:names:tc:opendocument:xmlns:datastyle:1.0" xmlns:form="urn:oasis:names:tc:opendocument:xmlns:form:1.0" xmlns:meta="urn:oasis:names:tc:opendocument:xmlns:meta:1.0" xmlns:style="urn:oasis:names:tc:opendocument:xmlns:style:1.0" xmlns:text="urn:oasis:names:tc:opendocument:xmlns:text:1.0" xmlns:config="urn:oasis:names:tc:opendocument:xmlns:config:1.0" xmlns:table="urn:oasis:names:tc:opendocument:xmlns:table:1.0" xmlns:xlink="http://www.w3.org/1999/xlink" xmlns:dc="http://purl.org/dc/elements/1.1/" office:version="1.2">
  <office:styles/>
  <office:automatic-styles/>
  <office:master-styles/>
</office:document-styles>
</file>

<file path=meta.xml><?xml version="1.0" encoding="utf-8"?>
<office:document-meta xmlns:office="urn:oasis:names:tc:opendocument:xmlns:office:1.0" xmlns:svg="urn:oasis:names:tc:opendocument:xmlns:svg-compatible:1.0" xmlns:fo="urn:oasis:names:tc:opendocument:xmlns:xsl-fo-compatible:1.0" xmlns:draw="urn:oasis:names:tc:opendocument:xmlns:drawing:1.0" xmlns:script="urn:oasis:names:tc:opendocument:xmlns:script:1.0" xmlns:ooo="http://openoffice.org/2004/office" xmlns:number="urn:oasis:names:tc:opendocument:xmlns:datastyle:1.0" xmlns:form="urn:oasis:names:tc:opendocument:xmlns:form:1.0" xmlns:meta="urn:oasis:names:tc:opendocument:xmlns:meta:1.0" xmlns:style="urn:oasis:names:tc:opendocument:xmlns:style:1.0" xmlns:text="urn:oasis:names:tc:opendocument:xmlns:text:1.0" xmlns:config="urn:oasis:names:tc:opendocument:xmlns:config:1.0" xmlns:table="urn:oasis:names:tc:opendocument:xmlns:table:1.0" xmlns:xlink="http://www.w3.org/1999/xlink" xmlns:dc="http://purl.org/dc/elements/1.1/" office:version="1.2">
  <office:meta>
    <meta:generator>jOpenDocument/1.3</meta:generator>
  </office:meta>
</office:document-meta>
</file>